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15">
            <text:p>115</text:p>
          </table:table-cell>
          <table:table-cell office:value-type="float" office:value="155">
            <text:p>155</text:p>
          </table:table-cell>
          <table:table-cell table:number-columns-repeated="5" office:value-type="float" office:value="12">
            <text:p>12</text:p>
          </table:table-cell>
          <table:table-cell table:formula="of:=6-COUNTBLANK([.B1:.G1])" office:value-type="float" office:value="6">
            <text:p>6</text:p>
          </table:table-cell>
          <table:table-cell/>
          <table:table-cell table:formula="of:=[.G1]"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MAX([.J1:.L1])" office:value-type="float" office:value="24">
            <text:p>24</text:p>
          </table:table-cell>
          <table:table-cell table:formula="of:=MIN([.J1:.L1])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number-columns-repeated="6" office:value-type="float" office:value="50">
            <text:p>50</text:p>
          </table:table-cell>
          <table:table-cell table:formula="of:=6-COUNTBLANK([.B2:.G2])" office:value-type="float" office:value="6">
            <text:p>6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table:formula="of:=MAX([.J2:.L2])" office:value-type="float" office:value="150">
            <text:p>150</text:p>
          </table:table-cell>
          <table:table-cell table:formula="of:=MIN([.J2:.L2])" office:value-type="float" office:value="50">
            <text:p>5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55">
            <text:p>155</text:p>
          </table:table-cell>
          <table:table-cell table:number-columns-repeated="5" office:value-type="float" office:value="12">
            <text:p>12</text:p>
          </table:table-cell>
          <table:table-cell table:formula="of:=6-COUNTBLANK([.B3:.G3])" office:value-type="float" office:value="6">
            <text:p>6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3:.L3])" office:value-type="float" office:value="0">
            <text:p>0</text:p>
          </table:table-cell>
          <table:table-cell table:formula="of:=MIN([.J3:.L3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table:number-columns-repeated="6" office:value-type="float" office:value="50">
            <text:p>50</text:p>
          </table:table-cell>
          <table:table-cell table:formula="of:=6-COUNTBLANK([.B4:.G4])" office:value-type="float" office:value="6">
            <text:p>6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4:.L4])" office:value-type="float" office:value="0">
            <text:p>0</text:p>
          </table:table-cell>
          <table:table-cell table:formula="of:=MIN([.J4:.L4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55">
            <text:p>155</text:p>
          </table:table-cell>
          <table:table-cell table:number-columns-repeated="5" office:value-type="float" office:value="12">
            <text:p>12</text:p>
          </table:table-cell>
          <table:table-cell table:formula="of:=6-COUNTBLANK([.B5:.G5])" office:value-type="float" office:value="6">
            <text:p>6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5:.L5])" office:value-type="float" office:value="0">
            <text:p>0</text:p>
          </table:table-cell>
          <table:table-cell table:formula="of:=MIN([.J5:.L5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table:number-columns-repeated="6" office:value-type="float" office:value="50">
            <text:p>50</text:p>
          </table:table-cell>
          <table:table-cell table:formula="of:=6-COUNTBLANK([.B6:.G6])" office:value-type="float" office:value="6">
            <text:p>6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6:.L6])" office:value-type="float" office:value="0">
            <text:p>0</text:p>
          </table:table-cell>
          <table:table-cell table:formula="of:=MIN([.J6:.L6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6-COUNTBLANK([.B7:.G7])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/>
          <table:table-cell table:formula="of:=MAX([.J7:.L7])" office:value-type="float" office:value="86">
            <text:p>86</text:p>
          </table:table-cell>
          <table:table-cell table:formula="of:=MIN([.J7:.L7])" office:value-type="float" office:value="10">
            <text:p>1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6">
            <text:p>76</text:p>
          </table:table-cell>
          <table:table-cell table:number-columns-repeated="2" office:value-type="float" office:value="10">
            <text:p>10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6-COUNTBLANK([.B8:.G8])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/>
          <table:table-cell table:formula="of:=MAX([.J8:.L8])" office:value-type="float" office:value="86">
            <text:p>86</text:p>
          </table:table-cell>
          <table:table-cell table:formula="of:=MIN([.J8:.L8])" office:value-type="float" office:value="10">
            <text:p>10</text:p>
          </table:table-cell>
          <table:table-cell/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76">
            <text:p>76</text:p>
          </table:table-cell>
          <table:table-cell table:number-columns-repeated="2"/>
          <table:table-cell table:formula="of:=6-COUNTBLANK([.B9:.G9])" office:value-type="float" office:value="4">
            <text:p>4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9:.L9])" office:value-type="float" office:value="0">
            <text:p>0</text:p>
          </table:table-cell>
          <table:table-cell table:formula="of:=MIN([.J9:.L9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76">
            <text:p>76</text:p>
          </table:table-cell>
          <table:table-cell table:number-columns-repeated="2"/>
          <table:table-cell table:formula="of:=6-COUNTBLANK([.B10:.G10])" office:value-type="float" office:value="4">
            <text:p>4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0:.L10])" office:value-type="float" office:value="0">
            <text:p>0</text:p>
          </table:table-cell>
          <table:table-cell table:formula="of:=MIN([.J10:.L1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6-COUNTBLANK([.B11:.G11])" office:value-type="float" office:value="4">
            <text:p>4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1:.L11])" office:value-type="float" office:value="0">
            <text:p>0</text:p>
          </table:table-cell>
          <table:table-cell table:formula="of:=MIN([.J11:.L11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6-COUNTBLANK([.B12:.G12])" office:value-type="float" office:value="4">
            <text:p>4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2:.L12])" office:value-type="float" office:value="0">
            <text:p>0</text:p>
          </table:table-cell>
          <table:table-cell table:formula="of:=MIN([.J12:.L1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table:number-columns-repeated="3" office:value-type="float" office:value="80">
            <text:p>80</text:p>
          </table:table-cell>
          <table:table-cell table:number-columns-repeated="3"/>
          <table:table-cell table:formula="of:=6-COUNTBLANK([.B13:.G13])"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3"/>
          <table:table-cell table:formula="of:=MAX([.J13:.L13])" office:value-type="float" office:value="80">
            <text:p>80</text:p>
          </table:table-cell>
          <table:table-cell table:formula="of:=MIN([.J13:.L13])"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 table:formula="of:=MIN([.M13:.O13])"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number-columns-repeated="3" office:value-type="float" office:value="95.1">
            <text:p>95.1</text:p>
          </table:table-cell>
          <table:table-cell table:number-columns-repeated="3"/>
          <table:table-cell table:formula="of:=6-COUNTBLANK([.B14:.G14])" office:value-type="float" office:value="3">
            <text:p>3</text:p>
          </table:table-cell>
          <table:table-cell/>
          <table:table-cell office:value-type="float" office:value="95.1">
            <text:p>95.1</text:p>
          </table:table-cell>
          <table:table-cell table:number-columns-repeated="3"/>
          <table:table-cell table:formula="of:=MAX([.J14:.L14])" office:value-type="float" office:value="95.1">
            <text:p>95.1</text:p>
          </table:table-cell>
          <table:table-cell table:formula="of:=MIN([.J14:.L14])" office:value-type="float" office:value="95.1">
            <text:p>95.1</text:p>
          </table:table-cell>
          <table:table-cell/>
          <table:table-cell office:value-type="float" office:value="95.1">
            <text:p>95.1</text:p>
          </table:table-cell>
          <table:table-cell table:formula="of:=MIN([.M14:.O14])" office:value-type="float" office:value="95.1">
            <text:p>95.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55">
            <text:p>155</text:p>
          </table:table-cell>
          <table:table-cell table:number-columns-repeated="3"/>
          <table:table-cell table:formula="of:=6-COUNTBLANK([.B15:.G15])" office:value-type="float" office:value="3">
            <text:p>3</text:p>
          </table:table-cell>
          <table:table-cell/>
          <table:table-cell office:value-type="float" office:value="155">
            <text:p>155</text:p>
          </table:table-cell>
          <table:table-cell table:number-columns-repeated="3"/>
          <table:table-cell table:formula="of:=MAX([.J15:.L15])" office:value-type="float" office:value="155">
            <text:p>155</text:p>
          </table:table-cell>
          <table:table-cell table:formula="of:=MIN([.J15:.L15])" office:value-type="float" office:value="155">
            <text:p>155</text:p>
          </table:table-cell>
          <table:table-cell office:value-type="float" office:value="155">
            <text:p>155</text:p>
          </table:table-cell>
          <table:table-cell/>
          <table:table-cell table:formula="of:=MIN([.M15:.O15])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number-columns-repeated="3" office:value-type="float" office:value="80">
            <text:p>80</text:p>
          </table:table-cell>
          <table:table-cell table:number-columns-repeated="3"/>
          <table:table-cell table:formula="of:=6-COUNTBLANK([.B16:.G16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6:.L16])" office:value-type="float" office:value="0">
            <text:p>0</text:p>
          </table:table-cell>
          <table:table-cell table:formula="of:=MIN([.J16:.L16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table:number-columns-repeated="3" office:value-type="float" office:value="95.1">
            <text:p>95.1</text:p>
          </table:table-cell>
          <table:table-cell table:number-columns-repeated="3"/>
          <table:table-cell table:formula="of:=6-COUNTBLANK([.B17:.G17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7:.L17])" office:value-type="float" office:value="0">
            <text:p>0</text:p>
          </table:table-cell>
          <table:table-cell table:formula="of:=MIN([.J17:.L1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55">
            <text:p>155</text:p>
          </table:table-cell>
          <table:table-cell table:number-columns-repeated="3"/>
          <table:table-cell table:formula="of:=6-COUNTBLANK([.B18:.G18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8:.L18])" office:value-type="float" office:value="0">
            <text:p>0</text:p>
          </table:table-cell>
          <table:table-cell table:formula="of:=MIN([.J18:.L18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table:number-columns-repeated="3" office:value-type="float" office:value="80">
            <text:p>80</text:p>
          </table:table-cell>
          <table:table-cell table:number-columns-repeated="3"/>
          <table:table-cell table:formula="of:=6-COUNTBLANK([.B19:.G19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9:.L19])" office:value-type="float" office:value="0">
            <text:p>0</text:p>
          </table:table-cell>
          <table:table-cell table:formula="of:=MIN([.J19:.L19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table:number-columns-repeated="3" office:value-type="float" office:value="95.1">
            <text:p>95.1</text:p>
          </table:table-cell>
          <table:table-cell table:number-columns-repeated="3"/>
          <table:table-cell table:formula="of:=6-COUNTBLANK([.B20:.G20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20:.L20])" office:value-type="float" office:value="0">
            <text:p>0</text:p>
          </table:table-cell>
          <table:table-cell table:formula="of:=MIN([.J20:.L2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55">
            <text:p>155</text:p>
          </table:table-cell>
          <table:table-cell office:value-type="float" office:value="350">
            <text:p>350</text:p>
          </table:table-cell>
          <table:table-cell office:value-type="float" office:value="155">
            <text:p>155</text:p>
          </table:table-cell>
          <table:table-cell table:number-columns-repeated="3"/>
          <table:table-cell table:formula="of:=6-COUNTBLANK([.B21:.G21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21:.L21])" office:value-type="float" office:value="0">
            <text:p>0</text:p>
          </table:table-cell>
          <table:table-cell table:formula="of:=MIN([.J21:.L21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6-COUNTBLANK([.B22:.G22])" office:value-type="float" office:value="1">
            <text:p>1</text:p>
          </table:table-cell>
          <table:table-cell table:number-columns-repeated="5"/>
          <table:table-cell table:formula="of:=SUM([.N1:.N21])*3" office:value-type="float" office:value="2028.3">
            <text:p>2028.3</text:p>
          </table:table-cell>
          <table:table-cell table:formula="of:=SUM([.O1:.O21])*3" office:value-type="float" office:value="1236.3">
            <text:p>1236.3</text:p>
          </table:table-cell>
          <table:table-cell table:formula="of:=SUM([.P1:.P21])*3" office:value-type="float" office:value="909">
            <text:p>909</text:p>
          </table:table-cell>
          <table:table-cell table:formula="of:=SUM([.Q1:.Q21])*3" office:value-type="float" office:value="969.3">
            <text:p>969.3</text:p>
          </table:table-cell>
          <table:table-cell table:formula="of:=SUM([.R1:.R21])*3" office:value-type="float" office:value="1350.3">
            <text:p>1350.3</text:p>
          </table:table-cell>
          <table:table-cell table:formula="of:=SUM([.S1:.S21])*3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55">
            <text:p>155</text:p>
          </table:table-cell>
          <table:table-cell table:number-columns-repeated="5"/>
          <table:table-cell table:formula="of:=6-COUNTBLANK([.B23:.G23])" office:value-type="float" office:value="1">
            <text:p>1</text:p>
          </table:table-cell>
          <table:table-cell table:number-columns-repeated="5"/>
          <table:table-cell table:formula="of:=[.N22]/[.$K$24]*100" office:value-type="float" office:value="22.5419264495049">
            <text:p>22.5419264495</text:p>
          </table:table-cell>
          <table:table-cell table:formula="of:=[.O22]/[.$K$24]*100" office:value-type="float" office:value="13.7398726369486">
            <text:p>13.7398726369</text:p>
          </table:table-cell>
          <table:table-cell table:formula="of:=[.P22]/[.$K$24]*100" office:value-type="float" office:value="10.1023572166839">
            <text:p>10.1023572167</text:p>
          </table:table-cell>
          <table:table-cell table:formula="of:=[.Q22]/[.$K$24]*100" office:value-type="float" office:value="10.7725135865035">
            <text:p>10.7725135865</text:p>
          </table:table-cell>
          <table:table-cell table:style-name="ce4" table:formula="of:=[.R22]/[.$K$24]*100" office:value-type="float" office:value="15.0068349281499">
            <text:p>15.01</text:p>
          </table:table-cell>
          <table:table-cell table:formula="of:=[.S22]/[.$K$24]*100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24:.G24])" office:value-type="float" office:value="1">
            <text:p>1</text:p>
          </table:table-cell>
          <table:table-cell/>
          <table:table-cell office:value-type="string">
            <text:p>total power</text:p>
          </table:table-cell>
          <table:table-cell table:style-name="ce3" table:formula="of:=SUM([.B1:.G33])" office:value-type="float" office:value="8997.9">
            <text:p>8998</text:p>
          </table:table-cell>
          <table:table-cell table:formula="of:=[.K24]*0.075" office:value-type="float" office:value="674.8425">
            <text:p>674.8425</text:p>
          </table:table-cell>
          <table:table-cell table:number-columns-repeated="5"/>
          <table:table-cell table:style-name="ce4" table:formula="of:=[.R23]*2/3" office:value-type="float" office:value="10.0045566187666">
            <text:p>10.0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25:.G25])" office:value-type="float" office:value="1">
            <text:p>1</text:p>
          </table:table-cell>
          <table:table-cell/>
          <table:table-cell table:style-name="ce2" office:value-type="percentage" office:value="0.1">
            <text:p>10.00%</text:p>
          </table:table-cell>
          <table:table-cell table:style-name="ce3" table:formula="of:=[.K24]*[.J25]" office:value-type="float" office:value="899.79">
            <text:p>900</text:p>
          </table:table-cell>
          <table:table-cell table:number-columns-repeated="6"/>
          <table:table-cell table:style-name="ce4" table:formula="of:=[.R24]*2" office:value-type="float" office:value="20.0091132375332">
            <text:p>20.0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6-COUNTBLANK([.B26:.G26])" office:value-type="float" office:value="1">
            <text:p>1</text:p>
          </table:table-cell>
          <table:table-cell/>
          <table:table-cell table:style-name="ce2" office:value-type="percentage" office:value="0.2">
            <text:p>20.00%</text:p>
          </table:table-cell>
          <table:table-cell table:style-name="ce3" table:formula="of:=[.K24]*[.J26]" office:value-type="float" office:value="1799.58">
            <text:p>1800</text:p>
          </table:table-cell>
          <table:table-cell table:number-columns-repeated="6"/>
          <table:table-cell table:style-name="ce4" table:formula="of:=[.R23]*2" office:value-type="float" office:value="30.0136698562998">
            <text:p>30.01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55">
            <text:p>155</text:p>
          </table:table-cell>
          <table:table-cell table:number-columns-repeated="5"/>
          <table:table-cell table:formula="of:=6-COUNTBLANK([.B27:.G2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28:.G2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29:.G2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6-COUNTBLANK([.B30:.G30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55">
            <text:p>155</text:p>
          </table:table-cell>
          <table:table-cell table:number-columns-repeated="5"/>
          <table:table-cell table:formula="of:=6-COUNTBLANK([.B31:.G31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32:.G32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33:.G33])" office:value-type="float" office:value="1">
            <text:p>1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H104857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/04/2013</text:date>, <text:time>21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20:21:44.50</meta:creation-date>
    <dc:date>2013-04-15T21:01:57.23</dc:date>
    <meta:editing-duration>PT40M12S</meta:editing-duration>
    <meta:editing-cycles>4</meta:editing-cycles>
    <meta:generator>OpenOffice.org/3.4.1$Win32 OpenOffice.org_project/341m1$Build-9593</meta:generator>
    <meta:document-statistic meta:table-count="3" meta:cell-count="273" meta:object-count="0"/>
  </office:meta>
</office:document-meta>
</file>